
<file path=META-INF/manifest.xml><?xml version="1.0" encoding="UTF-8"?>
<manifest:manifest manifest:version="1.2">
 <manifest:file-entry manifest:full-path="/" manifest:version="1.2" manifest:media-type="application/vnd.oasis.opendocument.spreadsheet"/>
 <manifest:file-entry manifest:full-path="Configurations2/" manifest:media-type="application/vnd.sun.xml.ui.configuration"/>
 <manifest:file-entry manifest:full-path="styles.xml" manifest:media-type="text/xml"/>
 <manifest:file-entry manifest:full-path="manifest.rdf" manifest:media-type="application/rdf+xml"/>
 <manifest:file-entry manifest:full-path="meta.xml" manifest:media-type="text/xml"/>
 <manifest:file-entry manifest:full-path="content.xml" manifest:media-type="text/xml"/>
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0" table:style-name="ta1" table:print="false">
        <table:table-row>
          <table:table-cell office:value-type="string">
            <text:p><![CDATA[EXPORT VÝSLEDKŮ VÝZKUMU - OBECNÁ ANALÝZA ( 2021 / X / X ) vygenerováno 27.02.2021 21:40:20]]></text:p>
          </table:table-cell>
        </table:table-row>
        <table:table-row>
          <table:table-cell office:value-type="string">
            <text:p/>
          </table:table-cell>
        </table:table-row>
        <table:table-row>
          <table:table-cell office:value-type="string">
            <text:p><![CDATA[[ Počet výsledků za poskytovatele ]]]></text:p>
          </table:table-cell>
        </table:table-row>
        <table:table-row>
          <table:table-cell office:value-type="string">
            <text:p><![CDATA[Poskytovatel]]></text:p>
          </table:table-cell>
          <table:table-cell office:value-type="string">
            <text:p><![CDATA[Popis]]></text:p>
          </table:table-cell>
          <table:table-cell office:value-type="string">
            <text:p><![CDATA[Hodnota]]></text:p>
          </table:table-cell>
        </table:table-row>
        <table:table-row>
          <table:table-cell office:value-type="string">
            <text:p><![CDATA[MPO]]></text:p>
          </table:table-cell>
          <table:table-cell office:value-type="string">
            <text:p><![CDATA[Ministerstvo průmyslu a obchodu]]></text:p>
          </table:table-cell>
          <table:table-cell office:value-type="string">
            <text:p><![CDATA[189]]></text:p>
          </table:table-cell>
        </table:table-row>
        <table:table-row>
          <table:table-cell office:value-type="string">
            <text:p><![CDATA[MSM]]></text:p>
          </table:table-cell>
          <table:table-cell office:value-type="string">
            <text:p><![CDATA[Ministerstvo školství, mládeže a tělovýchovy]]></text:p>
          </table:table-cell>
          <table:table-cell office:value-type="string">
            <text:p><![CDATA[49]]></text:p>
          </table:table-cell>
        </table:table-row>
        <table:table-row>
          <table:table-cell office:value-type="string">
            <text:p><![CDATA[TA0]]></text:p>
          </table:table-cell>
          <table:table-cell office:value-type="string">
            <text:p><![CDATA[Technologická agentura ČR]]></text:p>
          </table:table-cell>
          <table:table-cell office:value-type="string">
            <text:p><![CDATA[13]]></text:p>
          </table:table-cell>
        </table:table-row>
        <table:table-row>
          <table:table-cell office:value-type="string">
            <text:p><![CDATA[GA0]]></text:p>
          </table:table-cell>
          <table:table-cell office:value-type="string">
            <text:p><![CDATA[Grantová agentura České republiky]]></text:p>
          </table:table-cell>
          <table:table-cell office:value-type="string">
            <text:p><![CDATA[12]]></text:p>
          </table:table-cell>
        </table:table-row>
        <table:table-row>
          <table:table-cell office:value-type="string">
            <text:p><![CDATA[MZE]]></text:p>
          </table:table-cell>
          <table:table-cell office:value-type="string">
            <text:p><![CDATA[Ministerstvo zemědělství]]></text:p>
          </table:table-cell>
          <table:table-cell office:value-type="string">
            <text:p><![CDATA[7]]></text:p>
          </table:table-cell>
        </table:table-row>
        <table:table-row>
          <table:table-cell office:value-type="string">
            <text:p><![CDATA[MV0]]></text:p>
          </table:table-cell>
          <table:table-cell office:value-type="string">
            <text:p><![CDATA[Ministerstvo vnitra]]></text:p>
          </table:table-cell>
          <table:table-cell office:value-type="string">
            <text:p><![CDATA[5]]></text:p>
          </table:table-cell>
        </table:table-row>
        <table:table-row>
          <table:table-cell office:value-type="string">
            <text:p><![CDATA[KHP]]></text:p>
          </table:table-cell>
          <table:table-cell office:value-type="string">
            <text:p><![CDATA[Hlavní město Praha]]></text:p>
          </table:table-cell>
          <table:table-cell office:value-type="string">
            <text:p><![CDATA[4]]></text:p>
          </table:table-cell>
        </table:table-row>
        <table:table-row>
          <table:table-cell office:value-type="string">
            <text:p/>
          </table:table-cell>
        </table:table-row>
        <table:table-row>
          <table:table-cell office:value-type="string">
            <text:p><![CDATA[[ Počet druhů výsledků ]]]></text:p>
          </table:table-cell>
        </table:table-row>
        <table:table-row>
          <table:table-cell office:value-type="string">
            <text:p><![CDATA[Druh]]></text:p>
          </table:table-cell>
          <table:table-cell office:value-type="string">
            <text:p><![CDATA[Popis]]></text:p>
          </table:table-cell>
          <table:table-cell office:value-type="string">
            <text:p><![CDATA[Hodnota]]></text:p>
          </table:table-cell>
        </table:table-row>
        <table:table-row>
          <table:table-cell office:value-type="string">
            <text:p><![CDATA[G]]></text:p>
          </table:table-cell>
          <table:table-cell office:value-type="string">
            <text:p><![CDATA[Technicky realizované výsledky]]></text:p>
          </table:table-cell>
          <table:table-cell office:value-type="string">
            <text:p><![CDATA[116]]></text:p>
          </table:table-cell>
        </table:table-row>
        <table:table-row>
          <table:table-cell office:value-type="string">
            <text:p><![CDATA[O]]></text:p>
          </table:table-cell>
          <table:table-cell office:value-type="string">
            <text:p><![CDATA[Ostatní výsledky]]></text:p>
          </table:table-cell>
          <table:table-cell office:value-type="string">
            <text:p><![CDATA[51]]></text:p>
          </table:table-cell>
        </table:table-row>
        <table:table-row>
          <table:table-cell office:value-type="string">
            <text:p><![CDATA[Z]]></text:p>
          </table:table-cell>
          <table:table-cell office:value-type="string">
            <text:p><![CDATA[Poloprovoz, ověřená technologie, odrůda, plemeno]]></text:p>
          </table:table-cell>
          <table:table-cell office:value-type="string">
            <text:p><![CDATA[35]]></text:p>
          </table:table-cell>
        </table:table-row>
        <table:table-row>
          <table:table-cell office:value-type="string">
            <text:p><![CDATA[F]]></text:p>
          </table:table-cell>
          <table:table-cell office:value-type="string">
            <text:p><![CDATA[Výsledky s právní ochranou]]></text:p>
          </table:table-cell>
          <table:table-cell office:value-type="string">
            <text:p><![CDATA[17]]></text:p>
          </table:table-cell>
        </table:table-row>
        <table:table-row>
          <table:table-cell office:value-type="string">
            <text:p><![CDATA[J]]></text:p>
          </table:table-cell>
          <table:table-cell office:value-type="string">
            <text:p><![CDATA[Recenzovaný odborný článek]]></text:p>
          </table:table-cell>
          <table:table-cell office:value-type="string">
            <text:p><![CDATA[16]]></text:p>
          </table:table-cell>
        </table:table-row>
        <table:table-row>
          <table:table-cell office:value-type="string">
            <text:p><![CDATA[R]]></text:p>
          </table:table-cell>
          <table:table-cell office:value-type="string">
            <text:p><![CDATA[Software]]></text:p>
          </table:table-cell>
          <table:table-cell office:value-type="string">
            <text:p><![CDATA[15]]></text:p>
          </table:table-cell>
        </table:table-row>
        <table:table-row>
          <table:table-cell office:value-type="string">
            <text:p><![CDATA[W]]></text:p>
          </table:table-cell>
          <table:table-cell office:value-type="string">
            <text:p><![CDATA[Uspořádání workshopu]]></text:p>
          </table:table-cell>
          <table:table-cell office:value-type="string">
            <text:p><![CDATA[5]]></text:p>
          </table:table-cell>
        </table:table-row>
        <table:table-row>
          <table:table-cell office:value-type="string">
            <text:p><![CDATA[C]]></text:p>
          </table:table-cell>
          <table:table-cell office:value-type="string">
            <text:p><![CDATA[Kapitola/y v odborné knize]]></text:p>
          </table:table-cell>
          <table:table-cell office:value-type="string">
            <text:p><![CDATA[5]]></text:p>
          </table:table-cell>
        </table:table-row>
        <table:table-row>
          <table:table-cell office:value-type="string">
            <text:p><![CDATA[D]]></text:p>
          </table:table-cell>
          <table:table-cell office:value-type="string">
            <text:p><![CDATA[Stať ve sborníku]]></text:p>
          </table:table-cell>
          <table:table-cell office:value-type="string">
            <text:p><![CDATA[5]]></text:p>
          </table:table-cell>
        </table:table-row>
        <table:table-row>
          <table:table-cell office:value-type="string">
            <text:p><![CDATA[B]]></text:p>
          </table:table-cell>
          <table:table-cell office:value-type="string">
            <text:p><![CDATA[Odborná kniha]]></text:p>
          </table:table-cell>
          <table:table-cell office:value-type="string">
            <text:p><![CDATA[4]]></text:p>
          </table:table-cell>
        </table:table-row>
        <table:table-row>
          <table:table-cell office:value-type="string">
            <text:p><![CDATA[N]]></text:p>
          </table:table-cell>
          <table:table-cell office:value-type="string">
            <text:p><![CDATA[Metodiky, léčebné a pam. postupy, spec. mapy]]></text:p>
          </table:table-cell>
          <table:table-cell office:value-type="string">
            <text:p><![CDATA[4]]></text:p>
          </table:table-cell>
        </table:table-row>
        <table:table-row>
          <table:table-cell office:value-type="string">
            <text:p><![CDATA[M]]></text:p>
          </table:table-cell>
          <table:table-cell office:value-type="string">
            <text:p><![CDATA[Uspořádání konference]]></text:p>
          </table:table-cell>
          <table:table-cell office:value-type="string">
            <text:p><![CDATA[2]]></text:p>
          </table:table-cell>
        </table:table-row>
        <table:table-row>
          <table:table-cell office:value-type="string">
            <text:p><![CDATA[V]]></text:p>
          </table:table-cell>
          <table:table-cell office:value-type="string">
            <text:p><![CDATA[Souhrnná a výzkumná zpráva s utajovanou informací]]></text:p>
          </table:table-cell>
          <table:table-cell office:value-type="string">
            <text:p><![CDATA[2]]></text:p>
          </table:table-cell>
        </table:table-row>
        <table:table-row>
          <table:table-cell office:value-type="string">
            <text:p><![CDATA[P]]></text:p>
          </table:table-cell>
          <table:table-cell office:value-type="string">
            <text:p><![CDATA[Patent]]></text:p>
          </table:table-cell>
          <table:table-cell office:value-type="string">
            <text:p><![CDATA[2]]></text:p>
          </table:table-cell>
        </table:table-row>
        <table:table-row>
          <table:table-cell office:value-type="string">
            <text:p/>
          </table:table-cell>
        </table:table-row>
        <table:table-row>
          <table:table-cell office:value-type="string">
            <text:p><![CDATA[[ Poddruh F - Výsledky s právní ochranou ]]]></text:p>
          </table:table-cell>
        </table:table-row>
        <table:table-row>
          <table:table-cell office:value-type="string">
            <text:p><![CDATA[Poddruh]]></text:p>
          </table:table-cell>
          <table:table-cell office:value-type="string">
            <text:p><![CDATA[Popis]]></text:p>
          </table:table-cell>
          <table:table-cell office:value-type="string">
            <text:p><![CDATA[Hodnota]]></text:p>
          </table:table-cell>
        </table:table-row>
        <table:table-row>
          <table:table-cell office:value-type="string">
            <text:p><![CDATA[F/U]]></text:p>
          </table:table-cell>
          <table:table-cell office:value-type="string">
            <text:p><![CDATA[Užitný vzor]]></text:p>
          </table:table-cell>
          <table:table-cell office:value-type="string">
            <text:p><![CDATA[15]]></text:p>
          </table:table-cell>
        </table:table-row>
        <table:table-row>
          <table:table-cell office:value-type="string">
            <text:p><![CDATA[F/P]]></text:p>
          </table:table-cell>
          <table:table-cell office:value-type="string">
            <text:p><![CDATA[Průmyslový vzor]]></text:p>
          </table:table-cell>
          <table:table-cell office:value-type="string">
            <text:p><![CDATA[2]]></text:p>
          </table:table-cell>
        </table:table-row>
        <table:table-row>
          <table:table-cell office:value-type="string">
            <text:p/>
          </table:table-cell>
        </table:table-row>
        <table:table-row>
          <table:table-cell office:value-type="string">
            <text:p><![CDATA[[ Poddruh G - Technicky realizované výsledky ]]]></text:p>
          </table:table-cell>
        </table:table-row>
        <table:table-row>
          <table:table-cell office:value-type="string">
            <text:p><![CDATA[Poddruh]]></text:p>
          </table:table-cell>
          <table:table-cell office:value-type="string">
            <text:p><![CDATA[Popis]]></text:p>
          </table:table-cell>
          <table:table-cell office:value-type="string">
            <text:p><![CDATA[Hodnota]]></text:p>
          </table:table-cell>
        </table:table-row>
        <table:table-row>
          <table:table-cell office:value-type="string">
            <text:p><![CDATA[G/A]]></text:p>
          </table:table-cell>
          <table:table-cell office:value-type="string">
            <text:p><![CDATA[Prototyp]]></text:p>
          </table:table-cell>
          <table:table-cell office:value-type="string">
            <text:p><![CDATA[94]]></text:p>
          </table:table-cell>
        </table:table-row>
        <table:table-row>
          <table:table-cell office:value-type="string">
            <text:p><![CDATA[G/B]]></text:p>
          </table:table-cell>
          <table:table-cell office:value-type="string">
            <text:p><![CDATA[Funkční vzorek]]></text:p>
          </table:table-cell>
          <table:table-cell office:value-type="string">
            <text:p><![CDATA[22]]></text:p>
          </table:table-cell>
        </table:table-row>
        <table:table-row>
          <table:table-cell office:value-type="string">
            <text:p/>
          </table:table-cell>
        </table:table-row>
        <table:table-row>
          <table:table-cell office:value-type="string">
            <text:p><![CDATA[[ Poddruh J - Recenzovaný odborný článek ]]]></text:p>
          </table:table-cell>
        </table:table-row>
        <table:table-row>
          <table:table-cell office:value-type="string">
            <text:p><![CDATA[Poddruh]]></text:p>
          </table:table-cell>
          <table:table-cell office:value-type="string">
            <text:p><![CDATA[Popis]]></text:p>
          </table:table-cell>
          <table:table-cell office:value-type="string">
            <text:p><![CDATA[Hodnota]]></text:p>
          </table:table-cell>
        </table:table-row>
        <table:table-row>
          <table:table-cell office:value-type="string">
            <text:p><![CDATA[J/A]]></text:p>
          </table:table-cell>
          <table:table-cell office:value-type="string">
            <text:p><![CDATA[Článek je obsažen v databázi WoS (Article, Review, Letter)]]></text:p>
          </table:table-cell>
          <table:table-cell office:value-type="string">
            <text:p><![CDATA[7]]></text:p>
          </table:table-cell>
        </table:table-row>
        <table:table-row>
          <table:table-cell office:value-type="string">
            <text:p><![CDATA[J/C]]></text:p>
          </table:table-cell>
          <table:table-cell office:value-type="string">
            <text:p><![CDATA[Ostatní články v odborných recenzovaných periodicích]]></text:p>
          </table:table-cell>
          <table:table-cell office:value-type="string">
            <text:p><![CDATA[7]]></text:p>
          </table:table-cell>
        </table:table-row>
        <table:table-row>
          <table:table-cell office:value-type="string">
            <text:p><![CDATA[J/B]]></text:p>
          </table:table-cell>
          <table:table-cell office:value-type="string">
            <text:p><![CDATA[Článek je obsažen v databázi SCOPUS (Article, Review, Letter)]]></text:p>
          </table:table-cell>
          <table:table-cell office:value-type="string">
            <text:p><![CDATA[2]]></text:p>
          </table:table-cell>
        </table:table-row>
        <table:table-row>
          <table:table-cell office:value-type="string">
            <text:p/>
          </table:table-cell>
        </table:table-row>
        <table:table-row>
          <table:table-cell office:value-type="string">
            <text:p><![CDATA[[ Poddruh N - Metodiky, léčebné a pam. postupy, spec. mapy ]]]></text:p>
          </table:table-cell>
        </table:table-row>
        <table:table-row>
          <table:table-cell office:value-type="string">
            <text:p><![CDATA[Poddruh]]></text:p>
          </table:table-cell>
          <table:table-cell office:value-type="string">
            <text:p><![CDATA[Popis]]></text:p>
          </table:table-cell>
          <table:table-cell office:value-type="string">
            <text:p><![CDATA[Hodnota]]></text:p>
          </table:table-cell>
        </table:table-row>
        <table:table-row>
          <table:table-cell office:value-type="string">
            <text:p><![CDATA[N/D]]></text:p>
          </table:table-cell>
          <table:table-cell office:value-type="string">
            <text:p><![CDATA[Specializovaná mapa s odborným obsahem]]></text:p>
          </table:table-cell>
          <table:table-cell office:value-type="string">
            <text:p><![CDATA[4]]></text:p>
          </table:table-cell>
        </table:table-row>
        <table:table-row>
          <table:table-cell office:value-type="string">
            <text:p/>
          </table:table-cell>
        </table:table-row>
        <table:table-row>
          <table:table-cell office:value-type="string">
            <text:p><![CDATA[[ Poddruh V - Souhrnná a výzkumná zpráva s utajovanou informací ]]]></text:p>
          </table:table-cell>
        </table:table-row>
        <table:table-row>
          <table:table-cell office:value-type="string">
            <text:p><![CDATA[Poddruh]]></text:p>
          </table:table-cell>
          <table:table-cell office:value-type="string">
            <text:p><![CDATA[Popis]]></text:p>
          </table:table-cell>
          <table:table-cell office:value-type="string">
            <text:p><![CDATA[Hodnota]]></text:p>
          </table:table-cell>
        </table:table-row>
        <table:table-row>
          <table:table-cell office:value-type="string">
            <text:p><![CDATA[V/S]]></text:p>
          </table:table-cell>
          <table:table-cell office:value-type="string">
            <text:p><![CDATA[Souhrnná výzkumná zpráva]]></text:p>
          </table:table-cell>
          <table:table-cell office:value-type="string">
            <text:p><![CDATA[2]]></text:p>
          </table:table-cell>
        </table:table-row>
        <table:table-row>
          <table:table-cell office:value-type="string">
            <text:p/>
          </table:table-cell>
        </table:table-row>
        <table:table-row>
          <table:table-cell office:value-type="string">
            <text:p><![CDATA[[ Poddruh Z - Poloprovoz, ověřená technologie, odrůda, plemeno ]]]></text:p>
          </table:table-cell>
        </table:table-row>
        <table:table-row>
          <table:table-cell office:value-type="string">
            <text:p><![CDATA[Poddruh]]></text:p>
          </table:table-cell>
          <table:table-cell office:value-type="string">
            <text:p><![CDATA[Popis]]></text:p>
          </table:table-cell>
          <table:table-cell office:value-type="string">
            <text:p><![CDATA[Hodnota]]></text:p>
          </table:table-cell>
        </table:table-row>
        <table:table-row>
          <table:table-cell office:value-type="string">
            <text:p><![CDATA[Z/B]]></text:p>
          </table:table-cell>
          <table:table-cell office:value-type="string">
            <text:p><![CDATA[Ověřená technologie]]></text:p>
          </table:table-cell>
          <table:table-cell office:value-type="string">
            <text:p><![CDATA[30]]></text:p>
          </table:table-cell>
        </table:table-row>
        <table:table-row>
          <table:table-cell office:value-type="string">
            <text:p><![CDATA[Z/A]]></text:p>
          </table:table-cell>
          <table:table-cell office:value-type="string">
            <text:p><![CDATA[Poloprovoz]]></text:p>
          </table:table-cell>
          <table:table-cell office:value-type="string">
            <text:p><![CDATA[5]]></text:p>
          </table:table-cell>
        </table:table-row>
        <table:table-row>
          <table:table-cell office:value-type="string">
            <text:p/>
          </table:table-cell>
        </table:table-row>
        <table:table-row>
          <table:table-cell office:value-type="string">
            <text:p><![CDATA[[ Počet výsledků dle kategorie výsledku ]]]></text:p>
          </table:table-cell>
        </table:table-row>
        <table:table-row>
          <table:table-cell office:value-type="string">
            <text:p><![CDATA[Kategorie]]></text:p>
          </table:table-cell>
          <table:table-cell office:value-type="string">
            <text:p><![CDATA[Popis]]></text:p>
          </table:table-cell>
          <table:table-cell office:value-type="string">
            <text:p><![CDATA[Hodnota]]></text:p>
          </table:table-cell>
        </table:table-row>
        <table:table-row>
          <table:table-cell office:value-type="string">
            <text:p><![CDATA[A]]></text:p>
          </table:table-cell>
          <table:table-cell office:value-type="string">
            <text:p><![CDATA[Aplikované výsledky ( P, Z, F, G, H, N, R, S, V )]]></text:p>
          </table:table-cell>
          <table:table-cell office:value-type="string">
            <text:p><![CDATA[191]]></text:p>
          </table:table-cell>
        </table:table-row>
        <table:table-row>
          <table:table-cell office:value-type="string">
            <text:p><![CDATA[O]]></text:p>
          </table:table-cell>
          <table:table-cell office:value-type="string">
            <text:p><![CDATA[Ostatní výsledky ( A, E, M, W, O )]]></text:p>
          </table:table-cell>
          <table:table-cell office:value-type="string">
            <text:p><![CDATA[58]]></text:p>
          </table:table-cell>
        </table:table-row>
        <table:table-row>
          <table:table-cell office:value-type="string">
            <text:p><![CDATA[P]]></text:p>
          </table:table-cell>
          <table:table-cell office:value-type="string">
            <text:p><![CDATA[Publikační výsledky ( J, B, C, D )]]></text:p>
          </table:table-cell>
          <table:table-cell office:value-type="string">
            <text:p><![CDATA[30]]></text:p>
          </table:table-cell>
        </table:table-row>
        <table:table-row>
          <table:table-cell office:value-type="string">
            <text:p/>
          </table:table-cell>
        </table:table-row>
        <table:table-row>
          <table:table-cell office:value-type="string">
            <text:p><![CDATA[[ Počet výsledků dle kategorie subjektu ]]]></text:p>
          </table:table-cell>
        </table:table-row>
        <table:table-row>
          <table:table-cell office:value-type="string">
            <text:p><![CDATA[Kategorie]]></text:p>
          </table:table-cell>
          <table:table-cell office:value-type="string">
            <text:p><![CDATA[Popis]]></text:p>
          </table:table-cell>
          <table:table-cell office:value-type="string">
            <text:p><![CDATA[Hodnota]]></text:p>
          </table:table-cell>
        </table:table-row>
        <table:table-row>
          <table:table-cell office:value-type="string">
            <text:p><![CDATA[I]]></text:p>
          </table:table-cell>
          <table:table-cell office:value-type="string">
            <text:p><![CDATA[Právnická osoba nebo fyzická osoba s IČO nebo organizační složka ČR]]></text:p>
          </table:table-cell>
          <table:table-cell office:value-type="string">
            <text:p><![CDATA[195]]></text:p>
          </table:table-cell>
        </table:table-row>
        <table:table-row>
          <table:table-cell office:value-type="string">
            <text:p><![CDATA[J]]></text:p>
          </table:table-cell>
          <table:table-cell office:value-type="string">
            <text:p><![CDATA[Organizační jednotka]]></text:p>
          </table:table-cell>
          <table:table-cell office:value-type="string">
            <text:p><![CDATA[84]]></text:p>
          </table:table-cell>
        </table:table-row>
        <table:table-row>
          <table:table-cell office:value-type="string">
            <text:p/>
          </table:table-cell>
        </table:table-row>
        <table:table-row>
          <table:table-cell office:value-type="string">
            <text:p><![CDATA[[ Počet výsledků dle právní formy subjektu ]]]></text:p>
          </table:table-cell>
        </table:table-row>
        <table:table-row>
          <table:table-cell office:value-type="string">
            <text:p><![CDATA[Právní forma]]></text:p>
          </table:table-cell>
          <table:table-cell office:value-type="string">
            <text:p><![CDATA[Popis]]></text:p>
          </table:table-cell>
          <table:table-cell office:value-type="string">
            <text:p><![CDATA[Hodnota]]></text:p>
          </table:table-cell>
        </table:table-row>
        <table:table-row>
          <table:table-cell office:value-type="string">
            <text:p><![CDATA[POO]]></text:p>
          </table:table-cell>
          <table:table-cell office:value-type="string">
            <text:p><![CDATA[Právnická osoba zapsaná v obchodním rejstříku]]></text:p>
          </table:table-cell>
          <table:table-cell office:value-type="string">
            <text:p><![CDATA[162]]></text:p>
          </table:table-cell>
        </table:table-row>
        <table:table-row>
          <table:table-cell office:value-type="string">
            <text:p><![CDATA[VVS]]></text:p>
          </table:table-cell>
          <table:table-cell office:value-type="string">
            <text:p><![CDATA[Veřejná nebo státní vysoká škola]]></text:p>
          </table:table-cell>
          <table:table-cell office:value-type="string">
            <text:p><![CDATA[84]]></text:p>
          </table:table-cell>
        </table:table-row>
        <table:table-row>
          <table:table-cell office:value-type="string">
            <text:p><![CDATA[VVI]]></text:p>
          </table:table-cell>
          <table:table-cell office:value-type="string">
            <text:p><![CDATA[Veřejná výzkumná instituce]]></text:p>
          </table:table-cell>
          <table:table-cell office:value-type="string">
            <text:p><![CDATA[16]]></text:p>
          </table:table-cell>
        </table:table-row>
        <table:table-row>
          <table:table-cell office:value-type="string">
            <text:p><![CDATA[SPO]]></text:p>
          </table:table-cell>
          <table:table-cell office:value-type="string">
            <text:p><![CDATA[Příspěvková organizace]]></text:p>
          </table:table-cell>
          <table:table-cell office:value-type="string">
            <text:p><![CDATA[10]]></text:p>
          </table:table-cell>
        </table:table-row>
        <table:table-row>
          <table:table-cell office:value-type="string">
            <text:p><![CDATA[PON]]></text:p>
          </table:table-cell>
          <table:table-cell office:value-type="string">
            <text:p><![CDATA[Jiná právnická osoba]]></text:p>
          </table:table-cell>
          <table:table-cell office:value-type="string">
            <text:p><![CDATA[4]]></text:p>
          </table:table-cell>
        </table:table-row>
        <table:table-row>
          <table:table-cell office:value-type="string">
            <text:p><![CDATA[ZSP]]></text:p>
          </table:table-cell>
          <table:table-cell office:value-type="string">
            <text:p><![CDATA[Zájmové sdružení právnických osob, občanské sdružení, spolek]]></text:p>
          </table:table-cell>
          <table:table-cell office:value-type="string">
            <text:p><![CDATA[3]]></text:p>
          </table:table-cell>
        </table:table-row>
        <table:table-row>
          <table:table-cell office:value-type="string">
            <text:p/>
          </table:table-cell>
        </table:table-row>
        <table:table-row>
          <table:table-cell office:value-type="string">
            <text:p><![CDATA[[ Počet výsledků dle druhů návazností ]]]></text:p>
          </table:table-cell>
        </table:table-row>
        <table:table-row>
          <table:table-cell office:value-type="string">
            <text:p><![CDATA[Návaznost]]></text:p>
          </table:table-cell>
          <table:table-cell office:value-type="string">
            <text:p><![CDATA[Popis]]></text:p>
          </table:table-cell>
          <table:table-cell office:value-type="string">
            <text:p><![CDATA[Hodnota]]></text:p>
          </table:table-cell>
        </table:table-row>
        <table:table-row>
          <table:table-cell office:value-type="string">
            <text:p><![CDATA[P]]></text:p>
          </table:table-cell>
          <table:table-cell office:value-type="string">
            <text:p><![CDATA[Projekt]]></text:p>
          </table:table-cell>
          <table:table-cell office:value-type="string">
            <text:p><![CDATA[293]]></text:p>
          </table:table-cell>
        </table:table-row>
        <table:table-row>
          <table:table-cell office:value-type="string">
            <text:p><![CDATA[J]]></text:p>
          </table:table-cell>
          <table:table-cell office:value-type="string">
            <text:p><![CDATA[Velká výzkumná infrastruktura]]></text:p>
          </table:table-cell>
          <table:table-cell office:value-type="string">
            <text:p><![CDATA[49]]></text:p>
          </table:table-cell>
        </table:table-row>
        <table:table-row>
          <table:table-cell office:value-type="string">
            <text:p><![CDATA[S]]></text:p>
          </table:table-cell>
          <table:table-cell office:value-type="string">
            <text:p><![CDATA[Specifický výzkum na vysokých školách (MŠMT)]]></text:p>
          </table:table-cell>
          <table:table-cell office:value-type="string">
            <text:p><![CDATA[12]]></text:p>
          </table:table-cell>
        </table:table-row>
        <table:table-row>
          <table:table-cell office:value-type="string">
            <text:p><![CDATA[I]]></text:p>
          </table:table-cell>
          <table:table-cell office:value-type="string">
            <text:p><![CDATA[Institucionální podpora na rozvoj VO]]></text:p>
          </table:table-cell>
          <table:table-cell office:value-type="string">
            <text:p><![CDATA[5]]></text:p>
          </table:table-cell>
        </table:table-row>
        <table:table-row>
          <table:table-cell office:value-type="string">
            <text:p><![CDATA[R]]></text:p>
          </table:table-cell>
          <table:table-cell office:value-type="string">
            <text:p><![CDATA[Rámcový program EK]]></text:p>
          </table:table-cell>
          <table:table-cell office:value-type="string">
            <text:p><![CDATA[1]]></text:p>
          </table:table-cell>
        </table:table-row>
        <table:table-row>
          <table:table-cell office:value-type="string">
            <text:p/>
          </table:table-cell>
        </table:table-row>
        <table:table-row>
          <table:table-cell office:value-type="string">
            <text:p><![CDATA[[ Počet výsledků dle jazyku výsledku ]]]></text:p>
          </table:table-cell>
        </table:table-row>
        <table:table-row>
          <table:table-cell office:value-type="string">
            <text:p><![CDATA[Jazyk]]></text:p>
          </table:table-cell>
          <table:table-cell office:value-type="string">
            <text:p><![CDATA[Popis]]></text:p>
          </table:table-cell>
          <table:table-cell office:value-type="string">
            <text:p><![CDATA[Hodnota]]></text:p>
          </table:table-cell>
        </table:table-row>
        <table:table-row>
          <table:table-cell office:value-type="string">
            <text:p><![CDATA[cze]]></text:p>
          </table:table-cell>
          <table:table-cell office:value-type="string">
            <text:p><![CDATA[čeština]]></text:p>
          </table:table-cell>
          <table:table-cell office:value-type="string">
            <text:p><![CDATA[233]]></text:p>
          </table:table-cell>
        </table:table-row>
        <table:table-row>
          <table:table-cell office:value-type="string">
            <text:p><![CDATA[eng]]></text:p>
          </table:table-cell>
          <table:table-cell office:value-type="string">
            <text:p><![CDATA[angličtina]]></text:p>
          </table:table-cell>
          <table:table-cell office:value-type="string">
            <text:p><![CDATA[45]]></text:p>
          </table:table-cell>
        </table:table-row>
        <table:table-row>
          <table:table-cell office:value-type="string">
            <text:p><![CDATA[fre]]></text:p>
          </table:table-cell>
          <table:table-cell office:value-type="string">
            <text:p><![CDATA[francouzština]]></text:p>
          </table:table-cell>
          <table:table-cell office:value-type="string">
            <text:p><![CDATA[1]]></text:p>
          </table:table-cell>
        </table:table-row>
        <table:table-row>
          <table:table-cell office:value-type="string">
            <text:p/>
          </table:table-cell>
        </table:table-row>
        <table:table-row>
          <table:table-cell office:value-type="string">
            <text:p><![CDATA[[ Počet výsledků dle roku uplatnění výsledku ]]]></text:p>
          </table:table-cell>
        </table:table-row>
        <table:table-row>
          <table:table-cell office:value-type="string">
            <text:p><![CDATA[Rok uplatnění]]></text:p>
          </table:table-cell>
          <table:table-cell office:value-type="string">
            <text:p><![CDATA[Popis]]></text:p>
          </table:table-cell>
          <table:table-cell office:value-type="string">
            <text:p><![CDATA[Hodnota]]></text:p>
          </table:table-cell>
        </table:table-row>
        <table:table-row>
          <table:table-cell office:value-type="string">
            <text:p><![CDATA[2021]]></text:p>
          </table:table-cell>
          <table:table-cell office:value-type="string">
            <text:p><![CDATA[-]]></text:p>
          </table:table-cell>
          <table:table-cell office:value-type="string">
            <text:p><![CDATA[1]]></text:p>
          </table:table-cell>
        </table:table-row>
        <table:table-row>
          <table:table-cell office:value-type="string">
            <text:p><![CDATA[2020]]></text:p>
          </table:table-cell>
          <table:table-cell office:value-type="string">
            <text:p><![CDATA[-]]></text:p>
          </table:table-cell>
          <table:table-cell office:value-type="string">
            <text:p><![CDATA[113]]></text:p>
          </table:table-cell>
        </table:table-row>
        <table:table-row>
          <table:table-cell office:value-type="string">
            <text:p><![CDATA[2019]]></text:p>
          </table:table-cell>
          <table:table-cell office:value-type="string">
            <text:p><![CDATA[-]]></text:p>
          </table:table-cell>
          <table:table-cell office:value-type="string">
            <text:p><![CDATA[124]]></text:p>
          </table:table-cell>
        </table:table-row>
        <table:table-row>
          <table:table-cell office:value-type="string">
            <text:p><![CDATA[2018]]></text:p>
          </table:table-cell>
          <table:table-cell office:value-type="string">
            <text:p><![CDATA[-]]></text:p>
          </table:table-cell>
          <table:table-cell office:value-type="string">
            <text:p><![CDATA[29]]></text:p>
          </table:table-cell>
        </table:table-row>
        <table:table-row>
          <table:table-cell office:value-type="string">
            <text:p><![CDATA[2017]]></text:p>
          </table:table-cell>
          <table:table-cell office:value-type="string">
            <text:p><![CDATA[-]]></text:p>
          </table:table-cell>
          <table:table-cell office:value-type="string">
            <text:p><![CDATA[7]]></text:p>
          </table:table-cell>
        </table:table-row>
        <table:table-row>
          <table:table-cell office:value-type="string">
            <text:p><![CDATA[2016]]></text:p>
          </table:table-cell>
          <table:table-cell office:value-type="string">
            <text:p><![CDATA[-]]></text:p>
          </table:table-cell>
          <table:table-cell office:value-type="string">
            <text:p><![CDATA[5]]></text:p>
          </table:table-cell>
        </table:table-row>
        <table:table-row>
          <table:table-cell office:value-type="string">
            <text:p/>
          </table:table-cell>
        </table:table-row>
        <table:table-row>
          <table:table-cell office:value-type="string">
            <text:p><![CDATA[[ Počet výsledků dle vědních oborů ]]]></text:p>
          </table:table-cell>
        </table:table-row>
        <table:table-row>
          <table:table-cell office:value-type="string">
            <text:p><![CDATA[Vědní obor]]></text:p>
          </table:table-cell>
          <table:table-cell office:value-type="string">
            <text:p><![CDATA[Popis]]></text:p>
          </table:table-cell>
          <table:table-cell office:value-type="string">
            <text:p><![CDATA[Hodnota]]></text:p>
          </table:table-cell>
        </table:table-row>
        <table:table-row>
          <table:table-cell office:value-type="string">
            <text:p><![CDATA[20201]]></text:p>
          </table:table-cell>
          <table:table-cell office:value-type="string">
            <text:p><![CDATA[Electrical and electronic engineering]]></text:p>
          </table:table-cell>
          <table:table-cell office:value-type="string">
            <text:p><![CDATA[41]]></text:p>
          </table:table-cell>
        </table:table-row>
        <table:table-row>
          <table:table-cell office:value-type="string">
            <text:p><![CDATA[20400]]></text:p>
          </table:table-cell>
          <table:table-cell office:value-type="string">
            <text:p><![CDATA[2.4 Chemical engineering]]></text:p>
          </table:table-cell>
          <table:table-cell office:value-type="string">
            <text:p><![CDATA[22]]></text:p>
          </table:table-cell>
        </table:table-row>
        <table:table-row>
          <table:table-cell office:value-type="string">
            <text:p><![CDATA[20301]]></text:p>
          </table:table-cell>
          <table:table-cell office:value-type="string">
            <text:p><![CDATA[Mechanical engineering]]></text:p>
          </table:table-cell>
          <table:table-cell office:value-type="string">
            <text:p><![CDATA[22]]></text:p>
          </table:table-cell>
        </table:table-row>
        <table:table-row>
          <table:table-cell office:value-type="string">
            <text:p><![CDATA[20700]]></text:p>
          </table:table-cell>
          <table:table-cell office:value-type="string">
            <text:p><![CDATA[2.7 Environmental engineering]]></text:p>
          </table:table-cell>
          <table:table-cell office:value-type="string">
            <text:p><![CDATA[17]]></text:p>
          </table:table-cell>
        </table:table-row>
        <table:table-row>
          <table:table-cell office:value-type="string">
            <text:p><![CDATA[20501]]></text:p>
          </table:table-cell>
          <table:table-cell office:value-type="string">
            <text:p><![CDATA[Materials engineering]]></text:p>
          </table:table-cell>
          <table:table-cell office:value-type="string">
            <text:p><![CDATA[17]]></text:p>
          </table:table-cell>
        </table:table-row>
        <table:table-row>
          <table:table-cell office:value-type="string">
            <text:p><![CDATA[20102]]></text:p>
          </table:table-cell>
          <table:table-cell office:value-type="string">
            <text:p><![CDATA[Construction engineering, Municipal and structural engineering]]></text:p>
          </table:table-cell>
          <table:table-cell office:value-type="string">
            <text:p><![CDATA[12]]></text:p>
          </table:table-cell>
        </table:table-row>
        <table:table-row>
          <table:table-cell office:value-type="string">
            <text:p><![CDATA[21100]]></text:p>
          </table:table-cell>
          <table:table-cell office:value-type="string">
            <text:p><![CDATA[2.11 Other engineering and technologies]]></text:p>
          </table:table-cell>
          <table:table-cell office:value-type="string">
            <text:p><![CDATA[11]]></text:p>
          </table:table-cell>
        </table:table-row>
        <table:table-row>
          <table:table-cell office:value-type="string">
            <text:p><![CDATA[20601]]></text:p>
          </table:table-cell>
          <table:table-cell office:value-type="string">
            <text:p><![CDATA[Medical engineering]]></text:p>
          </table:table-cell>
          <table:table-cell office:value-type="string">
            <text:p><![CDATA[9]]></text:p>
          </table:table-cell>
        </table:table-row>
        <table:table-row>
          <table:table-cell office:value-type="string">
            <text:p><![CDATA[10501]]></text:p>
          </table:table-cell>
          <table:table-cell office:value-type="string">
            <text:p><![CDATA[Hydrology]]></text:p>
          </table:table-cell>
          <table:table-cell office:value-type="string">
            <text:p><![CDATA[9]]></text:p>
          </table:table-cell>
        </table:table-row>
        <table:table-row>
          <table:table-cell office:value-type="string">
            <text:p><![CDATA[50701]]></text:p>
          </table:table-cell>
          <table:table-cell office:value-type="string">
            <text:p><![CDATA[Cultural and economic geography]]></text:p>
          </table:table-cell>
          <table:table-cell office:value-type="string">
            <text:p><![CDATA[9]]></text:p>
          </table:table-cell>
        </table:table-row>
        <table:table-row>
          <table:table-cell office:value-type="string">
            <text:p><![CDATA[21101]]></text:p>
          </table:table-cell>
          <table:table-cell office:value-type="string">
            <text:p><![CDATA[Food and beverages]]></text:p>
          </table:table-cell>
          <table:table-cell office:value-type="string">
            <text:p><![CDATA[8]]></text:p>
          </table:table-cell>
        </table:table-row>
        <table:table-row>
          <table:table-cell office:value-type="string">
            <text:p><![CDATA[60206]]></text:p>
          </table:table-cell>
          <table:table-cell office:value-type="string">
            <text:p><![CDATA[Specific literatures]]></text:p>
          </table:table-cell>
          <table:table-cell office:value-type="string">
            <text:p><![CDATA[7]]></text:p>
          </table:table-cell>
        </table:table-row>
        <table:table-row>
          <table:table-cell office:value-type="string">
            <text:p><![CDATA[21001]]></text:p>
          </table:table-cell>
          <table:table-cell office:value-type="string">
            <text:p><![CDATA[Nano-materials (production and properties)]]></text:p>
          </table:table-cell>
          <table:table-cell office:value-type="string">
            <text:p><![CDATA[7]]></text:p>
          </table:table-cell>
        </table:table-row>
        <table:table-row>
          <table:table-cell office:value-type="string">
            <text:p><![CDATA[20101]]></text:p>
          </table:table-cell>
          <table:table-cell office:value-type="string">
            <text:p><![CDATA[Civil engineering]]></text:p>
          </table:table-cell>
          <table:table-cell office:value-type="string">
            <text:p><![CDATA[6]]></text:p>
          </table:table-cell>
        </table:table-row>
        <table:table-row>
          <table:table-cell office:value-type="string">
            <text:p><![CDATA[20200]]></text:p>
          </table:table-cell>
          <table:table-cell office:value-type="string">
            <text:p><![CDATA[2.2 Electrical engineering, Electronic engineering, Information engineering]]></text:p>
          </table:table-cell>
          <table:table-cell office:value-type="string">
            <text:p><![CDATA[6]]></text:p>
          </table:table-cell>
        </table:table-row>
        <table:table-row>
          <table:table-cell office:value-type="string">
            <text:p><![CDATA[20205]]></text:p>
          </table:table-cell>
          <table:table-cell office:value-type="string">
            <text:p><![CDATA[Automation and control systems]]></text:p>
          </table:table-cell>
          <table:table-cell office:value-type="string">
            <text:p><![CDATA[6]]></text:p>
          </table:table-cell>
        </table:table-row>
        <table:table-row>
          <table:table-cell office:value-type="string">
            <text:p><![CDATA[20505]]></text:p>
          </table:table-cell>
          <table:table-cell office:value-type="string">
            <text:p><![CDATA[Composites (including laminates, reinforced plastics, cermets, combined natural and synthetic fibre fabrics; filled composites)]]></text:p>
          </table:table-cell>
          <table:table-cell office:value-type="string">
            <text:p><![CDATA[5]]></text:p>
          </table:table-cell>
        </table:table-row>
        <table:table-row>
          <table:table-cell office:value-type="string">
            <text:p><![CDATA[10401]]></text:p>
          </table:table-cell>
          <table:table-cell office:value-type="string">
            <text:p><![CDATA[Organic chemistry]]></text:p>
          </table:table-cell>
          <table:table-cell office:value-type="string">
            <text:p><![CDATA[5]]></text:p>
          </table:table-cell>
        </table:table-row>
        <table:table-row>
          <table:table-cell office:value-type="string">
            <text:p><![CDATA[10511]]></text:p>
          </table:table-cell>
          <table:table-cell office:value-type="string">
            <text:p><![CDATA[Environmental sciences (social aspects to be 5.7)]]></text:p>
          </table:table-cell>
          <table:table-cell office:value-type="string">
            <text:p><![CDATA[5]]></text:p>
          </table:table-cell>
        </table:table-row>
        <table:table-row>
          <table:table-cell office:value-type="string">
            <text:p><![CDATA[20202]]></text:p>
          </table:table-cell>
          <table:table-cell office:value-type="string">
            <text:p><![CDATA[Communication engineering and systems]]></text:p>
          </table:table-cell>
          <table:table-cell office:value-type="string">
            <text:p><![CDATA[4]]></text:p>
          </table:table-cell>
        </table:table-row>
        <table:table-row>
          <table:table-cell office:value-type="string">
            <text:p><![CDATA[10400]]></text:p>
          </table:table-cell>
          <table:table-cell office:value-type="string">
            <text:p><![CDATA[1.4 Chemical sciences]]></text:p>
          </table:table-cell>
          <table:table-cell office:value-type="string">
            <text:p><![CDATA[4]]></text:p>
          </table:table-cell>
        </table:table-row>
        <table:table-row>
          <table:table-cell office:value-type="string">
            <text:p><![CDATA[30502]]></text:p>
          </table:table-cell>
          <table:table-cell office:value-type="string">
            <text:p><![CDATA[Other medical science]]></text:p>
          </table:table-cell>
          <table:table-cell office:value-type="string">
            <text:p><![CDATA[3]]></text:p>
          </table:table-cell>
        </table:table-row>
        <table:table-row>
          <table:table-cell office:value-type="string">
            <text:p><![CDATA[30212]]></text:p>
          </table:table-cell>
          <table:table-cell office:value-type="string">
            <text:p><![CDATA[Surgery]]></text:p>
          </table:table-cell>
          <table:table-cell office:value-type="string">
            <text:p><![CDATA[3]]></text:p>
          </table:table-cell>
        </table:table-row>
        <table:table-row>
          <table:table-cell office:value-type="string">
            <text:p><![CDATA[30211]]></text:p>
          </table:table-cell>
          <table:table-cell office:value-type="string">
            <text:p><![CDATA[Orthopaedics]]></text:p>
          </table:table-cell>
          <table:table-cell office:value-type="string">
            <text:p><![CDATA[3]]></text:p>
          </table:table-cell>
        </table:table-row>
        <table:table-row>
          <table:table-cell office:value-type="string">
            <text:p><![CDATA[40106]]></text:p>
          </table:table-cell>
          <table:table-cell office:value-type="string">
            <text:p><![CDATA[Agronomy, plant breeding and plant protection; (Agricultural biotechnology to be 4.4)]]></text:p>
          </table:table-cell>
          <table:table-cell office:value-type="string">
            <text:p><![CDATA[2]]></text:p>
          </table:table-cell>
        </table:table-row>
        <table:table-row>
          <table:table-cell office:value-type="string">
            <text:p><![CDATA[20302]]></text:p>
          </table:table-cell>
          <table:table-cell office:value-type="string">
            <text:p><![CDATA[Applied mechanics]]></text:p>
          </table:table-cell>
          <table:table-cell office:value-type="string">
            <text:p><![CDATA[2]]></text:p>
          </table:table-cell>
        </table:table-row>
        <table:table-row>
          <table:table-cell office:value-type="string">
            <text:p><![CDATA[20503]]></text:p>
          </table:table-cell>
          <table:table-cell office:value-type="string">
            <text:p><![CDATA[Textiles; including synthetic dyes, colours, fibres (nanoscale  materials  to  be  2.10; biomaterials to be 2.9)]]></text:p>
          </table:table-cell>
          <table:table-cell office:value-type="string">
            <text:p><![CDATA[2]]></text:p>
          </table:table-cell>
        </table:table-row>
        <table:table-row>
          <table:table-cell office:value-type="string">
            <text:p><![CDATA[50101]]></text:p>
          </table:table-cell>
          <table:table-cell office:value-type="string">
            <text:p><![CDATA[Psychology (including human - machine relations)]]></text:p>
          </table:table-cell>
          <table:table-cell office:value-type="string">
            <text:p><![CDATA[2]]></text:p>
          </table:table-cell>
        </table:table-row>
        <table:table-row>
          <table:table-cell office:value-type="string">
            <text:p><![CDATA[20704]]></text:p>
          </table:table-cell>
          <table:table-cell office:value-type="string">
            <text:p><![CDATA[Energy and fuels]]></text:p>
          </table:table-cell>
          <table:table-cell office:value-type="string">
            <text:p><![CDATA[2]]></text:p>
          </table:table-cell>
        </table:table-row>
        <table:table-row>
          <table:table-cell office:value-type="string">
            <text:p><![CDATA[20901]]></text:p>
          </table:table-cell>
          <table:table-cell office:value-type="string">
            <text:p><![CDATA[Industrial biotechnology]]></text:p>
          </table:table-cell>
          <table:table-cell office:value-type="string">
            <text:p><![CDATA[2]]></text:p>
          </table:table-cell>
        </table:table-row>
        <table:table-row>
          <table:table-cell office:value-type="string">
            <text:p><![CDATA[20206]]></text:p>
          </table:table-cell>
          <table:table-cell office:value-type="string">
            <text:p><![CDATA[Computer hardware and architecture]]></text:p>
          </table:table-cell>
          <table:table-cell office:value-type="string">
            <text:p><![CDATA[2]]></text:p>
          </table:table-cell>
        </table:table-row>
        <table:table-row>
          <table:table-cell office:value-type="string">
            <text:p><![CDATA[10403]]></text:p>
          </table:table-cell>
          <table:table-cell office:value-type="string">
            <text:p><![CDATA[Physical chemistry]]></text:p>
          </table:table-cell>
          <table:table-cell office:value-type="string">
            <text:p><![CDATA[2]]></text:p>
          </table:table-cell>
        </table:table-row>
        <table:table-row>
          <table:table-cell office:value-type="string">
            <text:p><![CDATA[20204]]></text:p>
          </table:table-cell>
          <table:table-cell office:value-type="string">
            <text:p><![CDATA[Robotics and automatic control]]></text:p>
          </table:table-cell>
          <table:table-cell office:value-type="string">
            <text:p><![CDATA[2]]></text:p>
          </table:table-cell>
        </table:table-row>
        <table:table-row>
          <table:table-cell office:value-type="string">
            <text:p><![CDATA[60401]]></text:p>
          </table:table-cell>
          <table:table-cell office:value-type="string">
            <text:p><![CDATA[Arts, Art history]]></text:p>
          </table:table-cell>
          <table:table-cell office:value-type="string">
            <text:p><![CDATA[1]]></text:p>
          </table:table-cell>
        </table:table-row>
        <table:table-row>
          <table:table-cell office:value-type="string">
            <text:p><![CDATA[20504]]></text:p>
          </table:table-cell>
          <table:table-cell office:value-type="string">
            <text:p><![CDATA[Ceramics]]></text:p>
          </table:table-cell>
          <table:table-cell office:value-type="string">
            <text:p><![CDATA[1]]></text:p>
          </table:table-cell>
        </table:table-row>
        <table:table-row>
          <table:table-cell office:value-type="string">
            <text:p><![CDATA[60202]]></text:p>
          </table:table-cell>
          <table:table-cell office:value-type="string">
            <text:p><![CDATA[Specific languages]]></text:p>
          </table:table-cell>
          <table:table-cell office:value-type="string">
            <text:p><![CDATA[1]]></text:p>
          </table:table-cell>
        </table:table-row>
        <table:table-row>
          <table:table-cell office:value-type="string">
            <text:p><![CDATA[20103]]></text:p>
          </table:table-cell>
          <table:table-cell office:value-type="string">
            <text:p><![CDATA[Architecture engineering]]></text:p>
          </table:table-cell>
          <table:table-cell office:value-type="string">
            <text:p><![CDATA[1]]></text:p>
          </table:table-cell>
        </table:table-row>
        <table:table-row>
          <table:table-cell office:value-type="string">
            <text:p><![CDATA[40201]]></text:p>
          </table:table-cell>
          <table:table-cell office:value-type="string">
            <text:p><![CDATA[Animal and dairy science; (Animal biotechnology to be 4.4)]]></text:p>
          </table:table-cell>
          <table:table-cell office:value-type="string">
            <text:p><![CDATA[1]]></text:p>
          </table:table-cell>
        </table:table-row>
        <table:table-row>
          <table:table-cell office:value-type="string">
            <text:p><![CDATA[60205]]></text:p>
          </table:table-cell>
          <table:table-cell office:value-type="string">
            <text:p><![CDATA[Literary theory]]></text:p>
          </table:table-cell>
          <table:table-cell office:value-type="string">
            <text:p><![CDATA[1]]></text:p>
          </table:table-cell>
        </table:table-row>
        <table:table-row>
          <table:table-cell office:value-type="string">
            <text:p><![CDATA[20203]]></text:p>
          </table:table-cell>
          <table:table-cell office:value-type="string">
            <text:p><![CDATA[Telecommunications]]></text:p>
          </table:table-cell>
          <table:table-cell office:value-type="string">
            <text:p><![CDATA[1]]></text:p>
          </table:table-cell>
        </table:table-row>
        <table:table-row>
          <table:table-cell office:value-type="string">
            <text:p><![CDATA[30230]]></text:p>
          </table:table-cell>
          <table:table-cell office:value-type="string">
            <text:p><![CDATA[Other clinical medicine subjects]]></text:p>
          </table:table-cell>
          <table:table-cell office:value-type="string">
            <text:p><![CDATA[1]]></text:p>
          </table:table-cell>
        </table:table-row>
        <table:table-row>
          <table:table-cell office:value-type="string">
            <text:p><![CDATA[30403]]></text:p>
          </table:table-cell>
          <table:table-cell office:value-type="string">
            <text:p><![CDATA[Technologies involving identifying the functioning of DNA, proteins and enzymes and how they influence the onset of disease and maintenance of well-being (gene-based diagnostics and therapeutic interventions [pharmacogenomics, gene-based therapeutics])]]></text:p>
          </table:table-cell>
          <table:table-cell office:value-type="string">
            <text:p><![CDATA[1]]></text:p>
          </table:table-cell>
        </table:table-row>
        <table:table-row>
          <table:table-cell office:value-type="string">
            <text:p><![CDATA[20303]]></text:p>
          </table:table-cell>
          <table:table-cell office:value-type="string">
            <text:p><![CDATA[Thermodynamics]]></text:p>
          </table:table-cell>
          <table:table-cell office:value-type="string">
            <text:p><![CDATA[1]]></text:p>
          </table:table-cell>
        </table:table-row>
        <table:table-row>
          <table:table-cell office:value-type="string">
            <text:p><![CDATA[20402]]></text:p>
          </table:table-cell>
          <table:table-cell office:value-type="string">
            <text:p><![CDATA[Chemical process engineering]]></text:p>
          </table:table-cell>
          <table:table-cell office:value-type="string">
            <text:p><![CDATA[1]]></text:p>
          </table:table-cell>
        </table:table-row>
        <table:table-row>
          <table:table-cell office:value-type="string">
            <text:p><![CDATA[20902]]></text:p>
          </table:table-cell>
          <table:table-cell office:value-type="string">
            <text:p><![CDATA[Bioprocessing technologies (industrial processes relying on biological agents to drive the process) biocatalysis, fermentation]]></text:p>
          </table:table-cell>
          <table:table-cell office:value-type="string">
            <text:p><![CDATA[1]]></text:p>
          </table:table-cell>
        </table:table-row>
        <table:table-row>
          <table:table-cell office:value-type="string">
            <text:p><![CDATA[10600]]></text:p>
          </table:table-cell>
          <table:table-cell office:value-type="string">
            <text:p><![CDATA[1.6 Biological sciences]]></text:p>
          </table:table-cell>
          <table:table-cell office:value-type="string">
            <text:p><![CDATA[1]]></text:p>
          </table:table-cell>
        </table:table-row>
        <table:table-row>
          <table:table-cell office:value-type="string">
            <text:p><![CDATA[50103]]></text:p>
          </table:table-cell>
          <table:table-cell office:value-type="string">
            <text:p><![CDATA[Cognitive sciences]]></text:p>
          </table:table-cell>
          <table:table-cell office:value-type="string">
            <text:p><![CDATA[1]]></text:p>
          </table:table-cell>
        </table:table-row>
        <table:table-row>
          <table:table-cell office:value-type="string">
            <text:p><![CDATA[10503]]></text:p>
          </table:table-cell>
          <table:table-cell office:value-type="string">
            <text:p><![CDATA[Water resources]]></text:p>
          </table:table-cell>
          <table:table-cell office:value-type="string">
            <text:p><![CDATA[1]]></text:p>
          </table:table-cell>
        </table:table-row>
        <table:table-row>
          <table:table-cell office:value-type="string">
            <text:p><![CDATA[10302]]></text:p>
          </table:table-cell>
          <table:table-cell office:value-type="string">
            <text:p><![CDATA[Condensed matter physics (including formerly solid state physics, supercond.)]]></text:p>
          </table:table-cell>
          <table:table-cell office:value-type="string">
            <text:p><![CDATA[1]]></text:p>
          </table:table-cell>
        </table:table-row>
        <table:table-row>
          <table:table-cell office:value-type="string">
            <text:p><![CDATA[10611]]></text:p>
          </table:table-cell>
          <table:table-cell office:value-type="string">
            <text:p><![CDATA[Plant sciences, botany]]></text:p>
          </table:table-cell>
          <table:table-cell office:value-type="string">
            <text:p><![CDATA[1]]></text:p>
          </table:table-cell>
        </table:table-row>
        <table:table-row>
          <table:table-cell office:value-type="string">
            <text:p><![CDATA[10404]]></text:p>
          </table:table-cell>
          <table:table-cell office:value-type="string">
            <text:p><![CDATA[Polymer science]]></text:p>
          </table:table-cell>
          <table:table-cell office:value-type="string">
            <text:p><![CDATA[1]]></text:p>
          </table:table-cell>
        </table:table-row>
        <table:table-row>
          <table:table-cell office:value-type="string">
            <text:p><![CDATA[20306]]></text:p>
          </table:table-cell>
          <table:table-cell office:value-type="string">
            <text:p><![CDATA[Audio engineering, reliability analysis]]></text:p>
          </table:table-cell>
          <table:table-cell office:value-type="string">
            <text:p><![CDATA[1]]></text:p>
          </table:table-cell>
        </table:table-row>
        <table:table-row>
          <table:table-cell office:value-type="string">
            <text:p><![CDATA[10402]]></text:p>
          </table:table-cell>
          <table:table-cell office:value-type="string">
            <text:p><![CDATA[Inorganic and nuclear chemistry]]></text:p>
          </table:table-cell>
          <table:table-cell office:value-type="string">
            <text:p><![CDATA[1]]></text:p>
          </table:table-cell>
        </table:table-row>
        <table:table-row>
          <table:table-cell office:value-type="string">
            <text:p/>
          </table:table-cell>
        </table:table-row>
      </table:table>
      <table:table table:name="1" table:style-name="ta1" table:print="false">
        <table:table-row>
          <table:table-cell/>
        </table:table-row>
      </table:table>
      <table:table table:name="2" table:style-name="ta1" table:print="false">
        <table:table-row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18">18/02/2008</text:date>, <text:time>00:17:0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ds-php</meta:generator>
    <meta:creation-date>2021-02-27T21:40:20</meta:creation-date>
    <dc:date>2021-02-27T21:40:20</dc:date>
    <dc:language>cs-CZ</dc:language>
    <meta:editing-cycles>2</meta:editing-cycles>
    <meta:editing-duration>PT15S</meta:editing-duration>
    <meta:user-defined meta:name="Info 1"/>
    <meta:user-defined meta:name="Info 2"/>
    <meta:user-defined meta:name="Info 3"/>
    <meta:user-defined meta:name="Info 4"/>
  </office:meta>
</office:document-meta>
</file>